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113cm" fo:margin-left="3.556cm" table:align="left"/>
    </style:style>
    <style:style style:name="Table1.A" style:family="table-column">
      <style:table-column-properties style:column-width="4.928cm"/>
    </style:style>
    <style:style style:name="Table1.B" style:family="table-column">
      <style:table-column-properties style:column-width="6.184cm"/>
    </style:style>
    <style:style style:name="Table1.A1" style:family="table-cell">
      <style:table-cell-properties style:writing-mode="page"/>
    </style:style>
    <style:style style:name="Table2" style:family="table">
      <style:table-properties style:width="17cm" fo:margin-top="0.101cm" fo:margin-bottom="0.101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style:min-row-height="1.508cm" fo:background-color="transparent">
        <style:background-image/>
      </style:table-row-properties>
    </style:style>
    <style:style style:name="Table2.A1" style:family="table-cell">
      <style:table-cell-properties fo:background-color="#ededed" fo:padding="0.199cm" fo:border="0.75pt solid #a50000" style:writing-mode="page">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ececec" fo:padding="0.101cm" fo:border="0.75pt solid #ce181e" style:writing-mode="page">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eeeeee" fo:padding="0.199cm" fo:border="0.75pt solid #ce181e" style:writing-mode="page">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0f0f0" fo:padding="0.199cm" fo:border="0.75pt solid #ce181e" style:writing-mode="page">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0f0f0" fo:padding="0.199cm" fo:border="0.75pt solid #ce181e" style:writing-mode="page">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0f0f0" fo:padding="0.199cm" fo:border="0.75pt solid #ce181e" style:writing-mode="page">
        <style:background-image/>
      </style:table-cell-properties>
    </style:style>
    <style:style style:name="P1" style:family="paragraph" style:parent-style-name="Standard">
      <style:paragraph-properties fo:text-align="center" style:justify-single-word="false"/>
      <style:text-properties officeooo:rsid="00072b2d" officeooo:paragraph-rsid="0001d9fb"/>
    </style:style>
    <style:style style:name="P2" style:family="paragraph" style:parent-style-name="Standard">
      <style:paragraph-properties fo:text-align="start" style:justify-single-word="false"/>
      <style:text-properties officeooo:rsid="00072b2d" officeooo:paragraph-rsid="0001d9fb"/>
    </style:style>
    <style:style style:name="P3" style:family="paragraph" style:parent-style-name="Text_20_body">
      <style:paragraph-properties fo:margin-top="0cm" fo:margin-bottom="0cm" style:contextual-spacing="true"/>
      <style:text-properties officeooo:rsid="00072b2d" officeooo:paragraph-rsid="000c1a46"/>
    </style:style>
    <style:style style:name="P4" style:family="paragraph" style:parent-style-name="Text_20_body">
      <style:text-properties officeooo:rsid="00072b2d" officeooo:paragraph-rsid="00104ffe"/>
    </style:style>
    <style:style style:name="P5" style:family="paragraph" style:parent-style-name="Text_20_body">
      <style:text-properties officeooo:rsid="00072b2d" officeooo:paragraph-rsid="00249dbd"/>
    </style:style>
    <style:style style:name="P6" style:family="paragraph" style:parent-style-name="Text_20_body">
      <style:text-properties officeooo:rsid="00072b2d" officeooo:paragraph-rsid="00271a8a"/>
    </style:style>
    <style:style style:name="P7" style:family="paragraph" style:parent-style-name="Text_20_body">
      <style:text-properties officeooo:rsid="00072b2d" officeooo:paragraph-rsid="003fbfa7"/>
    </style:style>
    <style:style style:name="P8" style:family="paragraph" style:parent-style-name="Standard">
      <style:paragraph-properties fo:text-align="center" style:justify-single-word="false"/>
      <style:text-properties fo:font-size="26pt" fo:font-weight="bold" officeooo:rsid="00072b2d" officeooo:paragraph-rsid="0001d9fb" style:font-size-asian="26pt" style:font-weight-asian="bold" style:font-size-complex="26pt" style:font-weight-complex="bold"/>
    </style:style>
    <style:style style:name="P9" style:family="paragraph" style:parent-style-name="Standard">
      <style:paragraph-properties fo:text-align="center" style:justify-single-word="false"/>
      <style:text-properties fo:font-size="16pt" officeooo:rsid="00072b2d" officeooo:paragraph-rsid="0001d9fb" style:font-size-asian="16pt" style:font-size-complex="16pt"/>
    </style:style>
    <style:style style:name="P10" style:family="paragraph" style:parent-style-name="Standard">
      <style:paragraph-properties fo:text-align="start" style:justify-single-word="false" fo:break-before="page"/>
      <style:text-properties fo:font-size="16pt" fo:font-weight="bold" officeooo:rsid="0001d9fb" officeooo:paragraph-rsid="0001d9fb"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officeooo:rsid="0001d9fb" officeooo:paragraph-rsid="0001d9fb"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ext-properties fo:font-size="16pt" fo:font-weight="bold" officeooo:rsid="00093f3b" officeooo:paragraph-rsid="00093f3b" style:font-size-asian="16pt" style:font-weight-asian="bold" style:font-size-complex="16pt" style:font-weight-complex="bold"/>
    </style:style>
    <style:style style:name="P13" style:family="paragraph" style:parent-style-name="Text_20_body">
      <style:paragraph-properties fo:margin-top="0cm" fo:margin-bottom="0cm" style:contextual-spacing="true" fo:line-height="100%" fo:break-before="page"/>
      <style:text-properties fo:font-size="16pt" fo:font-weight="bold" officeooo:rsid="002b7709" officeooo:paragraph-rsid="002b7709"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20pt" officeooo:rsid="00085105" officeooo:paragraph-rsid="0001d9fb" style:font-size-asian="20pt" style:font-size-complex="20pt"/>
    </style:style>
    <style:style style:name="P15" style:family="paragraph" style:parent-style-name="Standard">
      <style:paragraph-properties fo:text-align="center" style:justify-single-word="false"/>
      <style:text-properties fo:font-size="20pt" officeooo:rsid="0028571b" officeooo:paragraph-rsid="0001d9fb" style:font-size-asian="20pt" style:font-size-complex="20pt"/>
    </style:style>
    <style:style style:name="P16" style:family="paragraph" style:parent-style-name="Standard">
      <style:paragraph-properties fo:text-align="center" style:justify-single-word="false"/>
      <style:text-properties fo:font-size="32pt" officeooo:rsid="0001d9fb" officeooo:paragraph-rsid="0001d9fb" style:font-size-asian="32pt" style:font-size-complex="32pt"/>
    </style:style>
    <style:style style:name="P17" style:family="paragraph" style:parent-style-name="Standard">
      <style:paragraph-properties fo:text-align="center" style:justify-single-word="false"/>
      <style:text-properties officeooo:rsid="0028571b" officeooo:paragraph-rsid="0001d9fb"/>
    </style:style>
    <style:style style:name="P18" style:family="paragraph" style:parent-style-name="Standard">
      <style:paragraph-properties fo:text-align="start" style:justify-single-word="false"/>
      <style:text-properties fo:font-size="18pt" officeooo:rsid="00072b2d" officeooo:paragraph-rsid="0001d9fb" style:font-size-asian="18pt" style:font-size-complex="18pt"/>
    </style:style>
    <style:style style:name="P19" style:family="paragraph" style:parent-style-name="Standard">
      <style:paragraph-properties fo:text-align="start" style:justify-single-word="false"/>
      <style:text-properties fo:font-size="18pt" officeooo:rsid="000bedcc" officeooo:paragraph-rsid="0001d9fb" style:font-size-asian="18pt" style:font-size-complex="18pt"/>
    </style:style>
    <style:style style:name="P20" style:family="paragraph" style:parent-style-name="Standard">
      <style:paragraph-properties fo:text-align="start" style:justify-single-word="false"/>
      <style:text-properties officeooo:rsid="0001d9fb" officeooo:paragraph-rsid="0001d9fb"/>
    </style:style>
    <style:style style:name="P21" style:family="paragraph" style:parent-style-name="Standard">
      <style:paragraph-properties fo:text-align="start" style:justify-single-word="false"/>
      <style:text-properties officeooo:rsid="0001d9fb" officeooo:paragraph-rsid="00060aa6"/>
    </style:style>
    <style:style style:name="P22" style:family="paragraph" style:parent-style-name="Standard">
      <style:paragraph-properties fo:text-align="start" style:justify-single-word="false"/>
      <style:text-properties officeooo:rsid="0001d9fb" officeooo:paragraph-rsid="002c4a1a"/>
    </style:style>
    <style:style style:name="P23" style:family="paragraph" style:parent-style-name="Standard">
      <style:paragraph-properties fo:text-align="start" style:justify-single-word="false"/>
      <style:text-properties officeooo:rsid="00060aa6" officeooo:paragraph-rsid="00060aa6"/>
    </style:style>
    <style:style style:name="P24" style:family="paragraph" style:parent-style-name="Standard">
      <style:paragraph-properties fo:text-align="start" style:justify-single-word="false"/>
      <style:text-properties fo:color="#ff8000" loext:opacity="100%" officeooo:rsid="00060aa6" officeooo:paragraph-rsid="00060aa6"/>
    </style:style>
    <style:style style:name="P25" style:family="paragraph" style:parent-style-name="Standard">
      <style:paragraph-properties fo:text-align="start" style:justify-single-word="false"/>
      <style:text-properties fo:color="#ff8000" loext:opacity="100%" officeooo:rsid="00104ffe" officeooo:paragraph-rsid="00104ffe"/>
    </style:style>
    <style:style style:name="P26" style:family="paragraph" style:parent-style-name="Text_20_body">
      <style:text-properties fo:color="#ff8000" loext:opacity="100%" officeooo:rsid="00120c0c" officeooo:paragraph-rsid="00120c0c"/>
    </style:style>
    <style:style style:name="P27" style:family="paragraph" style:parent-style-name="Text_20_body">
      <style:paragraph-properties fo:margin-top="0cm" fo:margin-bottom="0cm" style:contextual-spacing="false" fo:line-height="100%"/>
      <style:text-properties fo:color="#ff8000" loext:opacity="100%" officeooo:rsid="001724a4" officeooo:paragraph-rsid="001724a4"/>
    </style:style>
    <style:style style:name="P28" style:family="paragraph" style:parent-style-name="Text_20_body">
      <style:paragraph-properties fo:margin-top="0cm" fo:margin-bottom="0cm" style:contextual-spacing="false" fo:line-height="100%"/>
      <style:text-properties fo:color="#ff8000" loext:opacity="100%" officeooo:rsid="001724a4" officeooo:paragraph-rsid="00271a8a"/>
    </style:style>
    <style:style style:name="P29" style:family="paragraph" style:parent-style-name="Standard">
      <style:paragraph-properties fo:margin-top="0cm" fo:margin-bottom="0cm" style:contextual-spacing="true" fo:text-align="start" style:justify-single-word="false"/>
      <style:text-properties fo:color="#ff8000" loext:opacity="100%" officeooo:rsid="000c1a46" officeooo:paragraph-rsid="000c1a46"/>
    </style:style>
    <style:style style:name="P30" style:family="paragraph" style:parent-style-name="Standard">
      <style:paragraph-properties fo:margin-top="0cm" fo:margin-bottom="0cm" style:contextual-spacing="true" fo:text-align="start" style:justify-single-word="false"/>
      <style:text-properties fo:color="#ff8000" loext:opacity="100%" officeooo:rsid="000c1a46" officeooo:paragraph-rsid="00311b0d"/>
    </style:style>
    <style:style style:name="P31" style:family="paragraph" style:parent-style-name="Text_20_body">
      <style:paragraph-properties fo:margin-top="0cm" fo:margin-bottom="0cm" style:contextual-spacing="false" fo:line-height="100%"/>
      <style:text-properties fo:color="#ff8000" loext:opacity="100%" officeooo:rsid="00271a8a" officeooo:paragraph-rsid="00271a8a"/>
    </style:style>
    <style:style style:name="P32" style:family="paragraph" style:parent-style-name="Text_20_body">
      <style:paragraph-properties fo:margin-top="0cm" fo:margin-bottom="0cm" style:contextual-spacing="true" fo:line-height="100%"/>
      <style:text-properties fo:color="#ff8000" loext:opacity="100%" officeooo:rsid="002c4a1a" officeooo:paragraph-rsid="002e49be"/>
    </style:style>
    <style:style style:name="P33" style:family="paragraph" style:parent-style-name="Standard">
      <style:paragraph-properties fo:text-align="start" style:justify-single-word="false"/>
      <style:text-properties officeooo:rsid="00093f3b" officeooo:paragraph-rsid="00093f3b"/>
    </style:style>
    <style:style style:name="P34" style:family="paragraph" style:parent-style-name="Standard">
      <style:paragraph-properties fo:margin-top="0cm" fo:margin-bottom="0cm" style:contextual-spacing="true" fo:text-align="start" style:justify-single-word="false"/>
      <style:text-properties officeooo:rsid="00093f3b" officeooo:paragraph-rsid="00093f3b"/>
    </style:style>
    <style:style style:name="P35" style:family="paragraph" style:parent-style-name="Standard">
      <style:paragraph-properties fo:margin-top="0cm" fo:margin-bottom="0cm" style:contextual-spacing="true" fo:text-align="start" style:justify-single-word="false"/>
      <style:text-properties officeooo:rsid="00093f3b" officeooo:paragraph-rsid="000c1a46"/>
    </style:style>
    <style:style style:name="P36" style:family="paragraph" style:parent-style-name="Standard">
      <style:paragraph-properties fo:margin-top="0cm" fo:margin-bottom="0cm" style:contextual-spacing="true" fo:text-align="start" style:justify-single-word="false"/>
      <style:text-properties officeooo:rsid="00093f3b" officeooo:paragraph-rsid="00378a7a"/>
    </style:style>
    <style:style style:name="P37" style:family="paragraph" style:parent-style-name="Standard">
      <style:paragraph-properties fo:text-align="start" style:justify-single-word="false"/>
      <style:text-properties officeooo:rsid="000a78e3" officeooo:paragraph-rsid="000a78e3"/>
    </style:style>
    <style:style style:name="P38" style:family="paragraph" style:parent-style-name="Standard">
      <style:paragraph-properties fo:margin-top="0cm" fo:margin-bottom="0cm" style:contextual-spacing="true" fo:text-align="start" style:justify-single-word="false"/>
      <style:text-properties officeooo:rsid="000a78e3" officeooo:paragraph-rsid="000a78e3"/>
    </style:style>
    <style:style style:name="P39" style:family="paragraph" style:parent-style-name="Standard">
      <style:paragraph-properties fo:margin-top="0cm" fo:margin-bottom="0cm" style:contextual-spacing="true" fo:text-align="start" style:justify-single-word="false"/>
      <style:text-properties officeooo:rsid="000a78e3" officeooo:paragraph-rsid="00394e85"/>
    </style:style>
    <style:style style:name="P40" style:family="paragraph" style:parent-style-name="Standard">
      <style:paragraph-properties fo:text-align="start" style:justify-single-word="false"/>
      <style:text-properties officeooo:rsid="000c1a46" officeooo:paragraph-rsid="000c1a46"/>
    </style:style>
    <style:style style:name="P41" style:family="paragraph" style:parent-style-name="Standard">
      <style:paragraph-properties fo:text-align="start" style:justify-single-word="false"/>
      <style:text-properties officeooo:rsid="00104ffe" officeooo:paragraph-rsid="00104ffe"/>
    </style:style>
    <style:style style:name="P42" style:family="paragraph" style:parent-style-name="Standard">
      <style:paragraph-properties fo:text-align="start" style:justify-single-word="false"/>
      <style:text-properties officeooo:rsid="00104ffe" officeooo:paragraph-rsid="00093f3b"/>
    </style:style>
    <style:style style:name="P43" style:family="paragraph" style:parent-style-name="Text_20_body">
      <style:text-properties officeooo:paragraph-rsid="00104ffe"/>
    </style:style>
    <style:style style:name="P44" style:family="paragraph" style:parent-style-name="Text_20_body">
      <style:text-properties officeooo:rsid="00120c0c" officeooo:paragraph-rsid="00120c0c"/>
    </style:style>
    <style:style style:name="P45" style:family="paragraph" style:parent-style-name="Text_20_body">
      <style:text-properties officeooo:rsid="00120c0c" officeooo:paragraph-rsid="00442dd8"/>
    </style:style>
    <style:style style:name="P46" style:family="paragraph" style:parent-style-name="Text_20_body">
      <style:text-properties officeooo:rsid="001724a4" officeooo:paragraph-rsid="001724a4"/>
    </style:style>
    <style:style style:name="P47" style:family="paragraph" style:parent-style-name="Text_20_body">
      <style:paragraph-properties fo:margin-top="0cm" fo:margin-bottom="0cm" style:contextual-spacing="false" fo:line-height="100%"/>
      <style:text-properties officeooo:rsid="001724a4" officeooo:paragraph-rsid="001724a4"/>
    </style:style>
    <style:style style:name="P48" style:family="paragraph" style:parent-style-name="Text_20_body">
      <style:paragraph-properties fo:margin-top="0cm" fo:margin-bottom="0cm" style:contextual-spacing="false" fo:line-height="100%"/>
      <style:text-properties officeooo:rsid="001724a4" officeooo:paragraph-rsid="001ba155"/>
    </style:style>
    <style:style style:name="P49" style:family="paragraph" style:parent-style-name="Text_20_body">
      <style:paragraph-properties fo:margin-top="0cm" fo:margin-bottom="0cm" style:contextual-spacing="false" fo:line-height="100%"/>
      <style:text-properties officeooo:rsid="001724a4" officeooo:paragraph-rsid="00249dbd"/>
    </style:style>
    <style:style style:name="P50" style:family="paragraph" style:parent-style-name="Text_20_body">
      <style:paragraph-properties fo:margin-top="0cm" fo:margin-bottom="0cm" style:contextual-spacing="false" fo:line-height="100%" fo:break-before="page"/>
      <style:text-properties officeooo:rsid="001724a4" officeooo:paragraph-rsid="00271a8a"/>
    </style:style>
    <style:style style:name="P51" style:family="paragraph" style:parent-style-name="Text_20_body">
      <style:paragraph-properties fo:margin-top="0cm" fo:margin-bottom="0cm" style:contextual-spacing="false" fo:line-height="100%"/>
      <style:text-properties officeooo:rsid="001724a4" officeooo:paragraph-rsid="00271a8a"/>
    </style:style>
    <style:style style:name="P52" style:family="paragraph" style:parent-style-name="Text_20_body">
      <style:paragraph-properties fo:margin-top="0cm" fo:margin-bottom="0cm" style:contextual-spacing="false" fo:line-height="100%"/>
      <style:text-properties officeooo:rsid="001724a4" officeooo:paragraph-rsid="003fbfa7"/>
    </style:style>
    <style:style style:name="P53" style:family="paragraph" style:parent-style-name="Text_20_body">
      <style:paragraph-properties fo:margin-top="0cm" fo:margin-bottom="0cm" style:contextual-spacing="false" fo:line-height="100%"/>
      <style:text-properties fo:font-weight="normal" officeooo:rsid="001724a4" officeooo:paragraph-rsid="001724a4" style:font-weight-asian="normal" style:font-weight-complex="normal"/>
    </style:style>
    <style:style style:name="P54" style:family="paragraph" style:parent-style-name="Text_20_body">
      <style:paragraph-properties fo:margin-top="0cm" fo:margin-bottom="0cm" style:contextual-spacing="false" fo:line-height="100%"/>
      <style:text-properties officeooo:paragraph-rsid="001724a4"/>
    </style:style>
    <style:style style:name="P55" style:family="paragraph" style:parent-style-name="Text_20_body">
      <style:paragraph-properties fo:margin-top="0cm" fo:margin-bottom="0cm" style:contextual-spacing="false" fo:line-height="100%"/>
      <style:text-properties officeooo:rsid="001f32ab" officeooo:paragraph-rsid="0020c75b"/>
    </style:style>
    <style:style style:name="P56" style:family="paragraph" style:parent-style-name="Text_20_body">
      <style:paragraph-properties fo:margin-top="0cm" fo:margin-bottom="0cm" style:contextual-spacing="false" fo:line-height="100%"/>
      <style:text-properties officeooo:rsid="001f32ab" officeooo:paragraph-rsid="00230af4"/>
    </style:style>
    <style:style style:name="P57" style:family="paragraph" style:parent-style-name="Text_20_body">
      <style:paragraph-properties fo:margin-top="0cm" fo:margin-bottom="0cm" style:contextual-spacing="false" fo:line-height="100%"/>
      <style:text-properties officeooo:rsid="0020c75b" officeooo:paragraph-rsid="0020c75b"/>
    </style:style>
    <style:style style:name="P58" style:family="paragraph" style:parent-style-name="Standard">
      <style:paragraph-properties fo:text-align="start" style:justify-single-word="false"/>
      <style:text-properties style:use-window-font-color="true" loext:opacity="0%" fo:font-weight="bold" officeooo:rsid="000c1a46" officeooo:paragraph-rsid="001b494b" style:font-weight-asian="bold" style:font-weight-complex="bold"/>
    </style:style>
    <style:style style:name="P59" style:family="paragraph" style:parent-style-name="Standard">
      <style:paragraph-properties fo:text-align="start" style:justify-single-word="false"/>
      <style:text-properties style:use-window-font-color="true" loext:opacity="0%" fo:font-weight="bold" officeooo:rsid="00104ffe" officeooo:paragraph-rsid="001ba155" style:font-weight-asian="bold" style:font-weight-complex="bold"/>
    </style:style>
    <style:style style:name="P60" style:family="paragraph" style:parent-style-name="Standard">
      <style:paragraph-properties fo:text-align="start" style:justify-single-word="false"/>
      <style:text-properties style:use-window-font-color="true" loext:opacity="0%" fo:font-weight="bold" officeooo:rsid="00072b2d" officeooo:paragraph-rsid="001b494b" style:font-weight-asian="bold" style:font-weight-complex="bold"/>
    </style:style>
    <style:style style:name="P61" style:family="paragraph" style:parent-style-name="Text_20_body">
      <style:text-properties style:use-window-font-color="true" loext:opacity="0%" fo:font-weight="bold" officeooo:rsid="00072b2d" officeooo:paragraph-rsid="00249dbd" style:font-weight-asian="bold" style:font-weight-complex="bold"/>
    </style:style>
    <style:style style:name="P62" style:family="paragraph" style:parent-style-name="Text_20_body">
      <style:text-properties style:use-window-font-color="true" loext:opacity="0%" fo:font-weight="bold" officeooo:rsid="00072b2d" officeooo:paragraph-rsid="00271a8a" style:font-weight-asian="bold" style:font-weight-complex="bold"/>
    </style:style>
    <style:style style:name="P63" style:family="paragraph" style:parent-style-name="Standard">
      <style:paragraph-properties fo:margin-top="0cm" fo:margin-bottom="0cm" style:contextual-spacing="true"/>
      <style:text-properties style:use-window-font-color="true" loext:opacity="0%" style:font-name="Liberation Serif" fo:font-weight="bold" officeooo:rsid="000258e4" officeooo:paragraph-rsid="001b494b" style:font-weight-asian="bold" style:font-weight-complex="bold"/>
    </style:style>
    <style:style style:name="P6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bold" officeooo:rsid="001b494b" officeooo:paragraph-rsid="00249db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bold" officeooo:rsid="001b494b" officeooo:paragraph-rsid="00271a8a"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Standard">
      <style:paragraph-properties fo:text-align="start" style:justify-single-word="false"/>
      <style:text-properties officeooo:rsid="0033d8ac" officeooo:paragraph-rsid="0033d8ac"/>
    </style:style>
    <style:style style:name="P67" style:family="paragraph" style:parent-style-name="Text_20_body">
      <style:paragraph-properties fo:margin-top="0cm" fo:margin-bottom="0cm" style:contextual-spacing="false" fo:line-height="100%"/>
      <style:text-properties officeooo:rsid="00271a8a" officeooo:paragraph-rsid="00271a8a"/>
    </style:style>
    <style:style style:name="P68" style:family="paragraph" style:parent-style-name="Text_20_body">
      <style:paragraph-properties fo:line-height="100%"/>
      <style:text-properties officeooo:rsid="00271a8a" officeooo:paragraph-rsid="00271a8a"/>
    </style:style>
    <style:style style:name="P69" style:family="paragraph" style:parent-style-name="Text_20_body">
      <style:paragraph-properties fo:margin-top="0cm" fo:margin-bottom="0cm" style:contextual-spacing="true" fo:line-height="100%"/>
      <style:text-properties officeooo:rsid="00271a8a" officeooo:paragraph-rsid="0028a580"/>
    </style:style>
    <style:style style:name="P70" style:family="paragraph" style:parent-style-name="Text_20_body">
      <style:paragraph-properties fo:margin-top="0cm" fo:margin-bottom="0cm" style:contextual-spacing="false" fo:line-height="100%"/>
      <style:text-properties officeooo:rsid="00271a8a" officeooo:paragraph-rsid="00429949"/>
    </style:style>
    <style:style style:name="P71" style:family="paragraph" style:parent-style-name="Text_20_body">
      <style:paragraph-properties fo:margin-top="0cm" fo:margin-bottom="0cm" style:contextual-spacing="false" fo:line-height="100%"/>
      <style:text-properties officeooo:rsid="00271a8a" officeooo:paragraph-rsid="0042f51c"/>
    </style:style>
    <style:style style:name="P72" style:family="paragraph" style:parent-style-name="Text_20_body">
      <style:text-properties officeooo:rsid="00271a8a" officeooo:paragraph-rsid="0028a580"/>
    </style:style>
    <style:style style:name="P73" style:family="paragraph" style:parent-style-name="Text_20_body">
      <style:paragraph-properties fo:margin-top="0cm" fo:margin-bottom="0cm" style:contextual-spacing="false" fo:line-height="100%"/>
      <style:text-properties fo:font-weight="bold" officeooo:rsid="00271a8a" officeooo:paragraph-rsid="00271a8a" style:font-weight-asian="bold" style:font-weight-complex="bold"/>
    </style:style>
    <style:style style:name="P74" style:family="paragraph" style:parent-style-name="Text_20_body">
      <style:paragraph-properties fo:margin-top="0cm" fo:margin-bottom="0cm" style:contextual-spacing="true" fo:line-height="100%"/>
      <style:text-properties officeooo:rsid="0028a580" officeooo:paragraph-rsid="0028a580"/>
    </style:style>
    <style:style style:name="P75" style:family="paragraph" style:parent-style-name="Text_20_body">
      <style:paragraph-properties fo:margin-top="0cm" fo:margin-bottom="0cm" style:contextual-spacing="true" fo:line-height="100%"/>
      <style:text-properties officeooo:rsid="0028a580" officeooo:paragraph-rsid="002982e9"/>
    </style:style>
    <style:style style:name="P76" style:family="paragraph" style:parent-style-name="Text_20_body">
      <style:paragraph-properties fo:margin-top="0cm" fo:margin-bottom="0cm" style:contextual-spacing="true" fo:line-height="100%"/>
      <style:text-properties officeooo:rsid="002982e9" officeooo:paragraph-rsid="002982e9"/>
    </style:style>
    <style:style style:name="P77" style:family="paragraph" style:parent-style-name="Text_20_body">
      <style:paragraph-properties fo:margin-top="0cm" fo:margin-bottom="0cm" style:contextual-spacing="true" fo:line-height="100%"/>
      <style:text-properties officeooo:rsid="002b7709" officeooo:paragraph-rsid="002b7709"/>
    </style:style>
    <style:style style:name="P78" style:family="paragraph" style:parent-style-name="Text_20_body">
      <style:text-properties officeooo:rsid="002b7709" officeooo:paragraph-rsid="002b7709"/>
    </style:style>
    <style:style style:name="P79" style:family="paragraph" style:parent-style-name="Standard">
      <style:paragraph-properties fo:text-align="start" style:justify-single-word="false"/>
      <style:text-properties officeooo:rsid="00378a7a" officeooo:paragraph-rsid="00378a7a"/>
    </style:style>
    <style:style style:name="P80" style:family="paragraph" style:parent-style-name="Standard">
      <style:paragraph-properties fo:margin-top="0cm" fo:margin-bottom="0cm" style:contextual-spacing="true" fo:text-align="start" style:justify-single-word="false"/>
      <style:text-properties officeooo:rsid="00378a7a" officeooo:paragraph-rsid="00378a7a"/>
    </style:style>
    <style:style style:name="P81" style:family="paragraph" style:parent-style-name="Standard">
      <style:paragraph-properties fo:text-align="start" style:justify-single-word="false"/>
      <style:text-properties style:font-name="Liberation Serif" officeooo:rsid="000258e4" officeooo:paragraph-rsid="00093f3b"/>
    </style:style>
    <style:style style:name="P82" style:family="paragraph" style:parent-style-name="Text_20_body">
      <style:text-properties officeooo:rsid="003be46a" officeooo:paragraph-rsid="003be46a"/>
    </style:style>
    <style:style style:name="P83" style:family="paragraph" style:parent-style-name="Text_20_body">
      <style:text-properties officeooo:rsid="003da961" officeooo:paragraph-rsid="003da961"/>
    </style:style>
    <style:style style:name="P84" style:family="paragraph" style:parent-style-name="Text_20_body">
      <style:paragraph-properties fo:margin-top="0cm" fo:margin-bottom="0cm" style:contextual-spacing="false" fo:line-height="100%"/>
      <style:text-properties officeooo:rsid="00230af4" officeooo:paragraph-rsid="004159fd"/>
    </style:style>
    <style:style style:name="P85" style:family="paragraph" style:parent-style-name="Text_20_body">
      <style:text-properties officeooo:rsid="00442dd8" officeooo:paragraph-rsid="00442dd8"/>
    </style:style>
    <style:style style:name="P86" style:family="paragraph" style:parent-style-name="Standard">
      <style:paragraph-properties fo:text-align="start" style:justify-single-word="false"/>
      <style:text-properties officeooo:rsid="00093f3b" officeooo:paragraph-rsid="00093f3b"/>
    </style:style>
    <style:style style:name="P87" style:family="paragraph" style:parent-style-name="Text_20_body" style:list-style-name="L1">
      <style:paragraph-properties fo:margin-top="0cm" fo:margin-bottom="0cm" style:contextual-spacing="true"/>
      <style:text-properties officeooo:paragraph-rsid="000c1a46"/>
    </style:style>
    <style:style style:name="P88" style:family="paragraph" style:parent-style-name="Text_20_body" style:list-style-name="L1">
      <style:paragraph-properties fo:margin-top="0cm" fo:margin-bottom="0cm" style:contextual-spacing="true"/>
      <style:text-properties style:font-name="Liberation Serif" officeooo:paragraph-rsid="000c1a46"/>
    </style:style>
    <style:style style:name="P89" style:family="paragraph" style:parent-style-name="Text_20_body" style:list-style-name="L2">
      <style:paragraph-properties fo:margin-top="0cm" fo:margin-bottom="0cm" style:contextual-spacing="false"/>
      <style:text-properties officeooo:paragraph-rsid="00104ffe"/>
    </style:style>
    <style:style style:name="P90" style:family="paragraph" style:parent-style-name="Text_20_body" style:list-style-name="L2">
      <style:text-properties officeooo:paragraph-rsid="00104ffe"/>
    </style:style>
    <style:style style:name="P91" style:family="paragraph" style:parent-style-name="Text_20_body" style:list-style-name="L3">
      <style:paragraph-properties fo:margin-top="0cm" fo:margin-bottom="0cm" style:contextual-spacing="false"/>
      <style:text-properties officeooo:paragraph-rsid="003fbfa7"/>
    </style:style>
    <style:style style:name="P92" style:family="paragraph" style:parent-style-name="Text_20_body" style:list-style-name="L3">
      <style:text-properties officeooo:paragraph-rsid="003fbfa7"/>
    </style:style>
    <style:style style:name="P93" style:family="paragraph" style:parent-style-name="Text_20_body" style:list-style-name="L4">
      <style:paragraph-properties fo:margin-top="0cm" fo:margin-bottom="0cm" style:contextual-spacing="false"/>
      <style:text-properties officeooo:paragraph-rsid="00249dbd"/>
    </style:style>
    <style:style style:name="P94" style:family="paragraph" style:parent-style-name="Text_20_body" style:list-style-name="L4">
      <style:text-properties officeooo:paragraph-rsid="00249dbd"/>
    </style:style>
    <style:style style:name="P95" style:family="paragraph" style:parent-style-name="Text_20_body" style:list-style-name="L5">
      <style:paragraph-properties fo:margin-top="0cm" fo:margin-bottom="0cm" style:contextual-spacing="false"/>
      <style:text-properties officeooo:paragraph-rsid="00271a8a"/>
    </style:style>
    <style:style style:name="P96" style:family="paragraph" style:parent-style-name="Text_20_body" style:list-style-name="L5">
      <style:text-properties officeooo:paragraph-rsid="00271a8a"/>
    </style:style>
    <style:style style:name="P97" style:family="paragraph" style:parent-style-name="Text_20_body">
      <style:paragraph-properties fo:line-height="100%"/>
      <style:text-properties officeooo:rsid="00271a8a" officeooo:paragraph-rsid="00271a8a"/>
    </style:style>
    <style:style style:name="P98" style:family="paragraph" style:parent-style-name="Text_20_body">
      <style:paragraph-properties fo:line-height="100%"/>
      <style:text-properties officeooo:rsid="0047c753" officeooo:paragraph-rsid="0047c753"/>
    </style:style>
    <style:style style:name="T1" style:family="text">
      <style:text-properties officeooo:rsid="00085105"/>
    </style:style>
    <style:style style:name="T2" style:family="text">
      <style:text-properties officeooo:rsid="000aeb8b"/>
    </style:style>
    <style:style style:name="T3" style:family="text">
      <style:text-properties fo:font-size="18pt" style:font-size-asian="18pt" style:font-size-complex="18pt"/>
    </style:style>
    <style:style style:name="T4" style:family="text">
      <style:text-properties fo:font-size="18pt" officeooo:rsid="000bedcc" style:font-size-asian="18pt" style:font-size-complex="18pt"/>
    </style:style>
    <style:style style:name="T5" style:family="text">
      <style:text-properties officeooo:rsid="000bedcc"/>
    </style:style>
    <style:style style:name="T6" style:family="text">
      <style:text-properties officeooo:rsid="000c67c7"/>
    </style:style>
    <style:style style:name="T7" style:family="text">
      <style:text-properties officeooo:rsid="0010cd3f"/>
    </style:style>
    <style:style style:name="T8" style:family="text">
      <style:text-properties officeooo:rsid="00031f29"/>
    </style:style>
    <style:style style:name="T9" style:family="text">
      <style:text-properties officeooo:rsid="0004146b"/>
    </style:style>
    <style:style style:name="T10" style:family="text">
      <style:text-properties officeooo:rsid="00060aa6"/>
    </style:style>
    <style:style style:name="T11" style:family="text">
      <style:text-properties officeooo:rsid="00321763"/>
    </style:style>
    <style:style style:name="T12" style:family="text">
      <style:text-properties officeooo:rsid="000eb908"/>
    </style:style>
    <style:style style:name="T13" style:family="text">
      <style:text-properties officeooo:rsid="000d9d50"/>
    </style:style>
    <style:style style:name="T14" style:family="text">
      <style:text-properties fo:font-weight="bold" style:font-weight-asian="bold" style:font-weight-complex="bold"/>
    </style:style>
    <style:style style:name="T15" style:family="text">
      <style:text-properties fo:font-weight="bold" officeooo:rsid="001724a4" style:font-weight-asian="bold" style:font-weight-complex="bold"/>
    </style:style>
    <style:style style:name="T16" style:family="text">
      <style:text-properties fo:font-weight="bold" officeooo:rsid="00249dbd" style:font-weight-asian="bold" style:font-weight-complex="bold"/>
    </style:style>
    <style:style style:name="T17" style:family="text">
      <style:text-properties officeooo:rsid="00077594"/>
    </style:style>
    <style:style style:name="T18" style:family="text">
      <style:text-properties officeooo:rsid="00093f3b"/>
    </style:style>
    <style:style style:name="T19" style:family="text">
      <style:text-properties officeooo:rsid="00072b2d"/>
    </style:style>
    <style:style style:name="T20" style:family="text">
      <style:text-properties officeooo:rsid="000c1a46"/>
    </style:style>
    <style:style style:name="T21" style:family="text">
      <style:text-properties style:font-name="Liberation Serif"/>
    </style:style>
    <style:style style:name="T22" style:family="text">
      <style:text-properties style:font-name="Liberation Serif" officeooo:rsid="000c1a46"/>
    </style:style>
    <style:style style:name="T23" style:family="text">
      <style:text-properties fo:color="#ff8000" loext:opacity="100%"/>
    </style:style>
    <style:style style:name="T24" style:family="text">
      <style:text-properties fo:color="#ff8000" loext:opacity="100%" officeooo:rsid="00104ffe"/>
    </style:style>
    <style:style style:name="T25" style:family="text">
      <style:text-properties fo:color="#ff8000" loext:opacity="100%" officeooo:rsid="00120c0c"/>
    </style:style>
    <style:style style:name="T26" style:family="text">
      <style:text-properties officeooo:rsid="000e0738"/>
    </style:style>
    <style:style style:name="T27" style:family="text">
      <style:text-properties officeooo:rsid="00104ffe"/>
    </style:style>
    <style:style style:name="T28" style:family="text">
      <style:text-properties officeooo:rsid="0014a0eb"/>
    </style:style>
    <style:style style:name="T29" style:family="text">
      <style:text-properties officeooo:rsid="001724a4"/>
    </style:style>
    <style:style style:name="T30" style:family="text">
      <style:text-properties officeooo:rsid="00181fdf"/>
    </style:style>
    <style:style style:name="T31" style:family="text">
      <style:text-properties officeooo:rsid="001a17e9"/>
    </style:style>
    <style:style style:name="T32" style:family="text">
      <style:text-properties officeooo:rsid="001f32ab"/>
    </style:style>
    <style:style style:name="T33" style:family="text">
      <style:text-properties officeooo:rsid="0020c75b"/>
    </style:style>
    <style:style style:name="T34" style:family="text">
      <style:text-properties officeooo:rsid="00230af4"/>
    </style:style>
    <style:style style:name="T35" style:family="text">
      <style:text-properties officeooo:rsid="00249dbd"/>
    </style:style>
    <style:style style:name="T36" style:family="text">
      <style:text-properties officeooo:rsid="002679f4"/>
    </style:style>
    <style:style style:name="T37" style:family="text">
      <style:text-properties officeooo:rsid="00271a8a"/>
    </style:style>
    <style:style style:name="T38" style:family="text">
      <style:text-properties officeooo:rsid="0028a580"/>
    </style:style>
    <style:style style:name="T39" style:family="text">
      <style:text-properties officeooo:rsid="002982e9"/>
    </style:style>
    <style:style style:name="T40" style:family="text">
      <style:text-properties officeooo:rsid="002c4a1a"/>
    </style:style>
    <style:style style:name="T41" style:family="text">
      <style:text-properties officeooo:rsid="002fb636"/>
    </style:style>
    <style:style style:name="T42" style:family="text">
      <style:text-properties officeooo:rsid="00311b0d"/>
    </style:style>
    <style:style style:name="T43" style:family="text">
      <style:text-properties officeooo:rsid="003307b6"/>
    </style:style>
    <style:style style:name="T44" style:family="text">
      <style:text-properties officeooo:rsid="0034919c"/>
    </style:style>
    <style:style style:name="T45" style:family="text">
      <style:text-properties officeooo:rsid="00378a7a"/>
    </style:style>
    <style:style style:name="T46" style:family="text">
      <style:text-properties officeooo:rsid="00394e85"/>
    </style:style>
    <style:style style:name="T47" style:family="text">
      <style:text-properties officeooo:rsid="0039ff6f"/>
    </style:style>
    <style:style style:name="T48" style:family="text">
      <style:text-properties officeooo:rsid="003da961"/>
    </style:style>
    <style:style style:name="T49" style:family="text">
      <style:text-properties officeooo:rsid="003f60aa"/>
    </style:style>
    <style:style style:name="T50" style:family="text">
      <style:text-properties officeooo:rsid="003fbfa7"/>
    </style:style>
    <style:style style:name="T51" style:family="text">
      <style:text-properties officeooo:rsid="004159fd"/>
    </style:style>
    <style:style style:name="T52" style:family="text">
      <style:text-properties fo:font-weight="normal" officeooo:rsid="004159fd" style:font-weight-asian="normal" style:font-weight-complex="normal"/>
    </style:style>
    <style:style style:name="T53" style:family="text">
      <style:text-properties fo:font-weight="normal" officeooo:rsid="001724a4" style:font-weight-asian="normal" style:font-weight-complex="normal"/>
    </style:style>
    <style:style style:name="T54" style:family="text">
      <style:text-properties officeooo:rsid="00429949"/>
    </style:style>
    <style:style style:name="T55" style:family="text">
      <style:text-properties officeooo:rsid="0042f51c"/>
    </style:style>
    <style:style style:name="T56" style:family="text">
      <style:text-properties officeooo:rsid="0043fac4"/>
    </style:style>
    <style:style style:name="T57" style:family="text">
      <style:text-properties officeooo:rsid="00442dd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Project-3 </text:span><text:span text:style-name="T2">(Mail)</text:span></text:p>
      <text:p text:style-name="P8">JMC Jupiter Mining Corp Mail Client</text:p>
      <text:p text:style-name="P9">CS50 Web Programming in Python &amp; Javascript. Project-3</text:p>
      <text:p text:style-name="P1"/>
      <text:p text:style-name="P1"/>
      <text:p text:style-name="P1"/>
      <text:p text:style-name="P14"/>
      <text:p text:style-name="P16">Walkthrough</text:p>
      <text:p text:style-name="P17"/>
      <text:p text:style-name="P1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18">Author: <text:tab/></text:p>
          </table:table-cell>
          <table:table-cell table:style-name="Table1.A1" office:value-type="string">
            <text:p text:style-name="P2"><text:span text:style-name="T3">Jef McDonald Ralsto</text:span><text:span text:style-name="T4">n</text:span></text:p>
          </table:table-cell>
        </table:table-row>
        <table:table-row>
          <table:table-cell table:style-name="Table1.A1" office:value-type="string">
            <text:p text:style-name="P19">Date: </text:p>
          </table:table-cell>
          <table:table-cell table:style-name="Table1.A1" office:value-type="string">
            <text:p text:style-name="P19">28-Aug-2023</text:p>
          </table:table-cell>
        </table:table-row>
      </table:table>
      <text:p text:style-name="P1"/>
      <text:p text:style-name="P10">Introduction</text:p>
      <text:p text:style-name="P20">Hello, my same is Jeff McDonald and this is … the CS50 Project 3 mail client.</text:p>
      <text:p text:style-name="P20"/>
      <text:p text:style-name="P79">Hello my name is Jef McDonald and this is this is a walkthourgh for an eMail Client for the JMC Mining Corp.</text:p>
      <text:p text:style-name="P40"/>
      <table:table table:name="Table2" table:style-name="Table2" table:template-name="Box List Red">
        <table:table-column table:style-name="Table2.A"/>
        <table:table-row table:style-name="Table2.1">
          <table:table-cell table:style-name="Table2.A1" office:value-type="string">
            <text:p text:style-name="P58">Requirement: 1 </text:p>
            <text:p text:style-name="P58">Single Page Application</text:p>
          </table:table-cell>
        </table:table-row>
      </table:table>
      <text:p text:style-name="P40"/>
      <text:p text:style-name="P22"><text:span text:style-name="T5">This is a </text:span><text:span text:style-name="T18">Single Page Application</text:span><text:span text:style-name="T5"> </text:span><text:span text:style-name="T40">that </text:span>dynamically rewrites the web page with new data <text:span text:style-name="T40">that it fetches from</text:span> the web server, instead of <text:span text:style-name="T40">having to</text:span> load entire new pages. <text:span text:style-name="T40">It’s written</text:span><text:span text:style-name="T5"> us</text:span><text:span text:style-name="T40">ing</text:span><text:span text:style-name="T5"> a </text:span><text:span text:style-name="T6">Django/P</text:span><text:span text:style-name="T5">ython backen</text:span><text:span text:style-name="T7">d </text:span><text:span text:style-name="T5">server </text:span><text:span text:style-name="T7">on a SQLite datab</text:span><text:span text:style-name="T10">a</text:span><text:span text:style-name="T7">se with an </text:span><text:span text:style-name="T5">API </text:span><text:span text:style-name="T8">which allows the</text:span><text:span text:style-name="T7"> </text:span><text:span text:style-name="T8">front end </text:span><text:span text:style-name="T7">Javascript </text:span><text:span text:style-name="T8">client</text:span><text:span text:style-name="T5"> to send and view emails between</text:span><text:span text:style-name="T6"> </text:span><text:span text:style-name="T5">users of the App. </text:span></text:p>
      <text:p text:style-name="P21"/>
      <text:p text:style-name="P21"><text:span text:style-name="T5">The </text:span><text:span text:style-name="T45">Project requirements are modelled and</text:span><text:span text:style-name="T5"> designed using Yourdon-</text:span><text:span text:style-name="T8">DeMarco</text:span><text:span text:style-name="T5"> SSADM </text:span><text:span text:style-name="T6">and the </text:span>data flow <text:span text:style-name="T6">diagrams </text:span>and flow charts<text:span text:style-name="T6"> were</text:span><text:span text:style-name="T5"> </text:span><text:span text:style-name="T6">created</text:span><text:span text:style-name="T5"> using DrawIO. </text:span><text:span text:style-name="T9">Client Functionality is implemented using raw javascript with the user interface written using CSS and SASS</text:span></text:p>
      <text:p text:style-name="P20"/>
      <text:p text:style-name="P11">High level</text:p>
      <text:p text:style-name="P23"/>
      <text:p text:style-name="P24">(DFD Level 0)</text:p>
      <text:p text:style-name="P23"/>
      <text:p text:style-name="P23">At the highest level the application breaks down into two essential parts. The side that handles making requests to the API and the side that handles the User Interface. </text:p>
      <text:p text:style-name="P23"/>
      <text:p text:style-name="P24">(DFD Level 1)</text:p>
      <text:p text:style-name="P23"/>
      <text:p text:style-name="P23">As we analyse the requirements specification further, we find that the functionality divides into three main processes <text:s/><text:span text:style-name="T17">Send</text:span><text:span text:style-name="T12"> Mail, </text:span><text:span text:style-name="T17">View Email</text:span><text:span text:style-name="T12"> </text:span><text:span text:style-name="T11">and </text:span><text:span text:style-name="T12">Mailbox, </text:span><text:span text:style-name="T13"><text:s/></text:span><text:span text:style-name="T41">View Email <text:s/>breaks down into further subprocesses of Reading a Message and Archiviing and Replying to a message but we’ll get into that later. </text:span><text:span text:style-name="T11">T</text:span><text:span text:style-name="T13">hese </text:span><text:span text:style-name="T41">processes </text:span><text:span text:style-name="T13">will </text:span><text:span text:style-name="T11">capture user input and</text:span><text:span text:style-name="T5"> fetch data from the API and then </text:span><text:span text:style-name="T13">present it to the user via</text:span><text:span text:style-name="T5"> the </text:span><text:span text:style-name="T12">Web Browser’s User Interface</text:span><text:span text:style-name="T5">.</text:span></text:p>
      <text:p text:style-name="P23"><text:s/></text:p>
      <text:p text:style-name="P23">https://rumble.com/v3g03k4-cs50-project3-mail.html</text:p>
      <text:p text:style-name="P33"/>
      <text:p text:style-name="P33">&lt;iframe class="rumble" width="640" height="360" src="https://rumble.com/embed/v3depag/?pub=jt2bb" frameborder="0" allowfullscreen&gt;&lt;/iframe&gt;</text:p>
      <text:p text:style-name="P33"/>
      <text:p text:style-name="P33">&lt;script&gt;!function(r,u,m,b,l,e){r._Rumble=b,r[b]||(r[b]=function(){(r[b]._=r[b]._||[]).push(arguments);if(r[b]._.length==1){l=u.createElement(m),e=u.getElementsByTagName(m)[0],l.async=1,l.src="https://rumble.com/embedJS/ujt2bb"+(arguments[1].video?'.'+arguments[1].video:'')+"/?url="+encodeURIComponent(location.href)+"&amp;args="+encodeURIComponent(JSON.stringify([].slice.apply(arguments))),e.parentNode.insertBefore(l,e)}})}(window, document, "script", "Rumble");&lt;/script&gt;</text:p>
      <text:p text:style-name="P33"/>
      <text:p text:style-name="P33">&lt;div id="rumble_v3depag"&gt;&lt;/div&gt;</text:p>
      <text:p text:style-name="P33">&lt;script&gt;</text:p>
      <text:p text:style-name="P33">Rumble("play", {"video":"v3depag","div":"rumble_v3depag"});&lt;/script&gt;</text:p>
      <text:p text:style-name="P12">Functionality</text:p>
      <text:p text:style-name="P81"/>
      <table:table table:name="Table3" table:style-name="Table3" table:template-name="Box List Red">
        <table:table-column table:style-name="Table3.A"/>
        <table:table-row table:style-name="Table3.1">
          <table:table-cell table:style-name="Table3.A1" office:value-type="string">
            <text:p text:style-name="P63">Req<text:span text:style-name="T20">uirement</text:span>: 2 </text:p>
            <text:p text:style-name="P63"><text:span text:style-name="T19">When a user submits the email composition form, </text:span><text:span text:style-name="T20">s</text:span><text:span text:style-name="T19">end the email. </text:span></text:p>
          </table:table-cell>
        </table:table-row>
      </table:table>
      <text:p text:style-name="P29"/>
      <text:p text:style-name="P3"><text:span text:style-name="Strong_20_Emphasis"><text:span text:style-name="T21">Send Mail</text:span></text:span><text:span text:style-name="T21">: When a user submits the email composition form, </text:span><text:span text:style-name="T22">s</text:span><text:span text:style-name="T21">end the email. </text:span></text:p>
      <text:list text:style-name="L1">
        <text:list-item>
          <text:p text:style-name="P87"><text:span text:style-name="T22">M</text:span><text:span text:style-name="T21">ake a </text:span><text:span text:style-name="Source_20_Text"><text:span text:style-name="T21">POST</text:span></text:span><text:span text:style-name="T21"> request to </text:span><text:span text:style-name="Source_20_Text"><text:span text:style-name="T21">/emails</text:span></text:span><text:span text:style-name="T21">, passing in values for </text:span><text:span text:style-name="Source_20_Text"><text:span text:style-name="T21">recipients</text:span></text:span><text:span text:style-name="T21">, </text:span><text:span text:style-name="Source_20_Text"><text:span text:style-name="T21">subject</text:span></text:span><text:span text:style-name="T21">, and </text:span><text:span text:style-name="Source_20_Text"><text:span text:style-name="T21">body</text:span></text:span><text:span text:style-name="T21">. </text:span></text:p>
        </text:list-item>
        <text:list-item>
          <text:p text:style-name="P88">Once the email has been sent, load the user’s sent mailbox. </text:p>
        </text:list-item>
      </text:list>
      <text:p text:style-name="P36"/>
      <text:p text:style-name="P36"/>
      <text:p text:style-name="P36"><text:span text:style-name="T20">L</text:span>ets first look at <text:span text:style-name="T14">Send Mail.</text:span></text:p>
      <text:p text:style-name="P80">This allows a user to compose a message and send it to one or more recipients.</text:p>
      <text:p text:style-name="P34"/>
      <text:p text:style-name="P35"><text:span text:style-name="T23">(DFD Send Mail, </text:span><text:span text:style-name="T24">Design P7</text:span><text:span text:style-name="T23">)</text:span></text:p>
      <text:p text:style-name="P34"><text:span text:style-name="T46">It</text:span> <text:span text:style-name="T20">can</text:span> invoked either by the user clicking on the Compose tab or by replying to a message they’re reading. <text:span text:style-name="T42">So lets compose and email, (video email </text:span><text:span text:style-name="T43">being composed </text:span><text:span text:style-name="T42">and speed it up)</text:span></text:p>
      <text:p text:style-name="P34"/>
      <text:p text:style-name="P30">(Flowchart. <text:span text:style-name="T27">Pseudo Code P10</text:span>)</text:p>
      <text:p text:style-name="P39"><text:span text:style-name="T47">When the submit button is clicked</text:span>, <text:s/>the javascript intercepts the form submission and handles it directly <text:span text:style-name="T46">inside the client</text:span> instead of it being submitted to another page on the server. </text:p>
      <text:p text:style-name="P39"/>
      <text:p text:style-name="P39"><text:span text:style-name="T47">Then</text:span> the <text:span text:style-name="T46">data inside the</text:span> form <text:span text:style-name="T46">is collected </text:span><text:span text:style-name="T47">and</text:span> formatted into a json object <text:span text:style-name="T42">that can be </text:span>underst<text:span text:style-name="T42">ood by</text:span> the <text:span text:style-name="T29">Mail</text:span> API <text:span text:style-name="T46">and </text:span>A<text:span text:style-name="T46">n asynchronous</text:span> fetch is done to POST <text:span text:style-name="T20">the </text:span>email. </text:p>
      <text:p text:style-name="P38"/>
      <text:p text:style-name="P37">If error occurs, <text:span text:style-name="T26">an error status is returned and</text:span> the user is notified <text:span text:style-name="T20">and the form is not submitted</text:span>.</text:p>
      <text:p text:style-name="P37"/>
      <text:p text:style-name="P37">Otherwise, If the POST is successful, the Send button anim<text:span text:style-name="T46">ates</text:span> to indicate the message is being sent and the user is given a Success message. After a <text:span text:style-name="T26">brief</text:span> pause the Sent Mailbox is loaded and the User sees their newly sent email at the top of the page.</text:p>
      <text:p text:style-name="P37"/>
      <text:p text:style-name="P66">(Click Send Button)</text:p>
      <text:p text:style-name="P37"/>
      <text:p text:style-name="P25"/>
      <text:p text:style-name="P41"/>
      <text:p text:style-name="P41"/>
      <text:p text:style-name="P37"><text:s text:c="2"/></text:p>
      <text:p text:style-name="P33"/>
      <text:p text:style-name="P33"/>
      <text:p text:style-name="P42"/>
      <text:p text:style-name="P42"/>
      <text:p text:style-name="P42"/>
      <text:p text:style-name="P42"/>
      <text:p text:style-name="P42"/>
      <text:p text:style-name="P42"/>
      <text:p text:style-name="P42"/>
      <text:p text:style-name="P42"/>
      <text:p text:style-name="P42"/>
      <text:p text:style-name="P42"/>
      <text:p text:style-name="P42"/>
      <text:p text:style-name="P42"/>
      <table:table table:name="Table4" table:style-name="Table4" table:template-name="Box List Red">
        <table:table-column table:style-name="Table4.A"/>
        <text:soft-page-break/>
        <table:table-row table:style-name="Table4.1">
          <table:table-cell table:style-name="Table4.A1" office:value-type="string">
            <text:p text:style-name="P59">Requirement 3: </text:p>
            <text:p text:style-name="P60">When a user visits their Inbox, Sent mailbox, or Archive, load the appropriate mailbox. </text:p>
          </table:table-cell>
        </table:table-row>
      </table:table>
      <text:p text:style-name="P41"/>
      <text:p text:style-name="P4"><text:span text:style-name="Strong_20_Emphasis">Mailbox</text:span>: </text:p>
      <text:list text:style-name="L2">
        <text:list-item>
          <text:p text:style-name="P89"><text:span text:style-name="T27">M</text:span>ake a <text:span text:style-name="Source_20_Text">GET</text:span> request to <text:span text:style-name="Source_20_Text">/emails/&lt;mailbox&gt;</text:span> to request the emails for a particular mailbox. </text:p>
        </text:list-item>
        <text:list-item>
          <text:p text:style-name="P89">When a mailbox is visited, the application should first query the API for the latest emails in that mailbox. </text:p>
        </text:list-item>
        <text:list-item>
          <text:p text:style-name="P89">When a mailbox is visited, the name of the mailbox should appear at the top of the page</text:p>
        </text:list-item>
        <text:list-item>
          <text:p text:style-name="P89">Each email should then be rendered in its own box (e.g. as a <text:span text:style-name="Source_20_Text">&lt;div&gt;</text:span> with a border) that displays who the email is from, what the subject line is, and the timestamp of the email. </text:p>
        </text:list-item>
        <text:list-item>
          <text:p text:style-name="P90">If the email is unread, it should appear with a white background. If the email has been read, it should appear with a gray background. </text:p>
        </text:list-item>
      </text:list>
      <text:p text:style-name="P82"/>
      <text:p text:style-name="P82"/>
      <text:p text:style-name="P82">Now <text:span text:style-name="T49">let’s </text:span>look at the Mailboxes</text:p>
      <text:p text:style-name="P85">There’s an Inbox, and a mailbox for Sent emails and Messages you want to archive and there are some controls on the user interface for reszing or closing the message viewer and for refreshing the email list.</text:p>
      <text:p text:style-name="P41"><text:span text:style-name="T23">(DFD Mailbox, </text:span><text:span text:style-name="T25">Design P4</text:span><text:span text:style-name="T23">)</text:span></text:p>
      <text:p text:style-name="P83"/>
      <text:p text:style-name="P83">The <text:span text:style-name="T57">first half of the process of loading a mailbox</text:span> deals mainly with preparing the user interface such as <text:s/>giving the mailbox the correct Title and clearing out previous contents. Then in the second half, <text:s/>the API Path for the mailbox is determined and a <text:span text:style-name="T57">fetch</text:span> is made to GET all the emails for that users mailbox</text:p>
      <text:p text:style-name="P26">(Flowchart, Load Mailbox, Pseudocode P2)</text:p>
      <text:p text:style-name="P45"><text:span text:style-name="T48">When the emails have been returned by the fetch, </text:span>It then iterates through the<text:span text:style-name="T57">m</text:span> and <text:span text:style-name="T28">adds each email to the mailbox </text:span><text:span text:style-name="T48">element</text:span><text:span text:style-name="T28">. </text:span><text:span text:style-name="T57">Each time a</text:span><text:span text:style-name="T28"> message is added, it is given its own &lt;div&gt; and, depending on whether it has been read or not and given a border. </text:span><text:s/></text:p>
      <text:p text:style-name="P45"/>
      <text:p text:style-name="P45"><text:span text:style-name="T28">F</text:span>inally an event listener <text:span text:style-name="T28">is added </text:span><text:span text:style-name="T57">to allow the message to be read when its clicked.</text:span></text:p>
      <text:p text:style-name="P44"/>
      <text:p text:style-name="P44"/>
      <text:p text:style-name="P43"/>
      <text:p text:style-name="P43"/>
      <text:p text:style-name="P43"/>
      <text:p text:style-name="P43"/>
      <text:p text:style-name="P43"><text:soft-page-break/></text:p>
      <text:p text:style-name="P43"/>
      <text:p text:style-name="P49"/>
      <table:table table:name="Table5" table:style-name="Table5" table:template-name="Box List Red">
        <table:table-column table:style-name="Table5.A"/>
        <table:table-row table:style-name="Table5.1">
          <table:table-cell table:style-name="Table5.A1" office:value-type="string">
            <text:p text:style-name="P64">Requirement 4: </text:p>
            <text:p text:style-name="P64"/>
            <text:p text:style-name="P61">When a user clicks on an email, the user should be taken to a view where they see the content of that email. </text:p>
          </table:table-cell>
        </table:table-row>
      </table:table>
      <text:p text:style-name="P49"/>
      <text:p text:style-name="P7"><text:span text:style-name="Strong_20_Emphasis">View Email</text:span>: When a user clicks on an email, the user should be taken to a view where they see the content of that email. </text:p>
      <text:list text:style-name="L3">
        <text:list-item>
          <text:p text:style-name="P91"><text:span text:style-name="T31">M</text:span>ake a <text:span text:style-name="Source_20_Text">GET</text:span> request to <text:span text:style-name="Source_20_Text">/emails/&lt;email_id&gt;</text:span> to request the email. </text:p>
        </text:list-item>
        <text:list-item>
          <text:p text:style-name="P91">Your application should show the email’s sender, recipients, subject, timestamp, and body. </text:p>
        </text:list-item>
        <text:list-item>
          <text:p text:style-name="P92">Once the email has been clicked on, you should mark the email as read. Recall that you can send a <text:span text:style-name="Source_20_Text">PUT</text:span> request to <text:span text:style-name="Source_20_Text">/emails/&lt;email_id&gt;</text:span> to update whether an email is read or not. </text:p>
        </text:list-item>
      </text:list>
      <text:p text:style-name="P54"><text:span text:style-name="T29">The </text:span><text:span text:style-name="T35">third main process</text:span><text:span text:style-name="T29"> is </text:span><text:span text:style-name="T15">View </text:span><text:span text:style-name="T16">Email </text:span><text:span text:style-name="T52">which</text:span><text:span text:style-name="T53"> </text:span><text:span text:style-name="T52">allows a user to read a message when they click on it, as well as replying to, and archiving or unarchive that message.</text:span></text:p>
      <text:p text:style-name="P53"/>
      <text:p text:style-name="P53">4. <text:span text:style-name="T35">Read Message <text:tab/></text:span>5. Archive &amp; Unarchive<text:tab/>6 .Reply</text:p>
      <text:p text:style-name="P47"/>
      <text:p text:style-name="P27">(DFD View Message, Design P5)</text:p>
      <text:p text:style-name="P47"/>
      <text:p text:style-name="P52"><text:span text:style-name="T54">Reading, archiving and replying </text:span>have been collected together <text:span text:style-name="T51">under</text:span> the same <text:span text:style-name="T51">process</text:span> since they are all related to the activity of viewing a message <text:span text:style-name="T51">and share the same data</text:span>. As can be seen in the data flow diagram here, Central to this process is the DOM which is used as a place to store and retrieve state data through datasets within elements. </text:p>
      <text:p text:style-name="P52"/>
      <text:p text:style-name="P52"><text:span text:style-name="T51">In addition to this, the</text:span> API on the server is retriev<text:span text:style-name="T32">ing</text:span> requested emails and updat<text:span text:style-name="T50">ing </text:span>the email ‘read’ status and ‘archive’ status when necessary.</text:p>
      <text:p text:style-name="P47"/>
      <text:p text:style-name="P48">Lets look at the process of what happens when we click on an email to read it<text:span text:style-name="T30">s</text:span> contents</text:p>
      <text:p text:style-name="P47"/>
      <text:p text:style-name="P27">(Flowchart, Read Message, Pseudo Code P<text:span text:style-name="T30">13</text:span>)</text:p>
      <text:p text:style-name="P54"/>
      <text:p text:style-name="P56">Recall that every email in the mailbox has its email_id stored in <text:span text:style-name="T54">a</text:span> dataset so when the user clicks on an email in the<text:span text:style-name="T54">ir</text:span> mailbox, <text:span text:style-name="T34">its email_id</text:span> <text:span text:style-name="T34">can be</text:span> retrieved from the DOM, <text:span text:style-name="T34">and is used to fetch the full contents of the email from the API.</text:span></text:p>
      <text:p text:style-name="P56"/>
      <text:p text:style-name="P56"><text:span text:style-name="T34">The clicked element is then</text:span> styled to indicate that its the active email, <text:span text:style-name="T51">then</text:span><text:span text:style-name="T33"> </text:span><text:span text:style-name="T51">a check is made whether the email has been read or not. I</text:span><text:span text:style-name="T33">f the </text:span><text:span text:style-name="T35">fetch indicates that the </text:span><text:span text:style-name="T33">email has a status of unread, another fetch is carried out </text:span><text:span text:style-name="T51">starting another asynchronous thread, </text:span><text:span text:style-name="T33">which </text:span><text:span text:style-name="T51">this time </text:span><text:span text:style-name="T33">sends a PUT request to update the emails read status to ‘read’. </text:span><text:span text:style-name="T51">So here we have an async process nested within another async process.</text:span></text:p>
      <text:p text:style-name="P55"/>
      <text:p text:style-name="P84">The <text:span text:style-name="T35">required </text:span>details of the email <text:span text:style-name="T33">containing a header with the sender, recipients, timestamp and </text:span><text:span text:style-name="T35">also </text:span><text:span text:style-name="T33"><text:s/></text:span><text:span text:style-name="T35">the main</text:span><text:span text:style-name="T33"> body </text:span><text:span text:style-name="T35">of the message</text:span><text:span text:style-name="T33"> </text:span>are formatted into a block of html and <text:span text:style-name="T51">then</text:span> <text:span text:style-name="T36">appended to the message element. </text:span><text:s/></text:p>
      <text:p text:style-name="P84"/>
      <text:p text:style-name="P84"><text:soft-page-break/><text:span text:style-name="T33">Once again state data is stored in dataset </text:span><text:span text:style-name="T54">with</text:span><text:span text:style-name="T33">in the DOM </text:span><text:span text:style-name="T54">which store</text:span><text:span text:style-name="T33"> the email_id of the message <text:s/>and a </text:span><text:span text:style-name="T36">boolean</text:span><text:span text:style-name="T33"> flag to indicate that a message is loaded and being viewed. </text:span></text:p>
      <text:p text:style-name="P55"/>
      <text:p text:style-name="P57"><text:span text:style-name="T34">Finally</text:span> the message viewer is opened and the message displayed with the content of the email. </text:p>
      <table:table table:name="Table6" table:style-name="Table6" table:template-name="Box List Red">
        <table:table-column table:style-name="Table6.A"/>
        <table:table-row table:style-name="Table6.1">
          <table:table-cell table:style-name="Table6.A1" office:value-type="string">
            <text:p text:style-name="P64">Requirement <text:span text:style-name="T35">5</text:span>: </text:p>
            <text:p text:style-name="P64"/>
            <text:p text:style-name="P62">Allow users to archive and unarchive emails that they have received. <text:s/></text:p>
          </table:table-cell>
        </table:table-row>
      </table:table>
      <text:p text:style-name="P49"/>
      <text:p text:style-name="P5"><text:span text:style-name="Strong_20_Emphasis">Archive and Unarchive</text:span>: Allow users to archive and unarchive emails that they have received. </text:p>
      <text:list text:style-name="L4">
        <text:list-item>
          <text:p text:style-name="P93">When viewing an Inbox email, the user should be presented with a button that lets them archive the email. When viewing an Archive email, the user should be presented with a button that lets them unarchive the email. This requirement does not apply to emails in the Sent mailbox. </text:p>
        </text:list-item>
        <text:list-item>
          <text:p text:style-name="P93">Recall that you can send a <text:span text:style-name="Source_20_Text">PUT</text:span> request to <text:span text:style-name="Source_20_Text">/emails/&lt;email_id&gt;</text:span> to mark an email as archived or unarchived. </text:p>
        </text:list-item>
        <text:list-item>
          <text:p text:style-name="P94">Once an email has been archived or unarchived, load the user’s inbox. </text:p>
        </text:list-item>
      </text:list>
      <text:p text:style-name="P73">Functions Availble on Different Mailboxes</text:p>
      <text:p text:style-name="P67"/>
      <text:p text:style-name="P70"><text:span text:style-name="T54">T</text:span>he requirements tell us that there is different functionality available to the user depending on the mailbox that we’re looking at. It makes sense that you wouldnt have a reply button on the Sent <text:span text:style-name="T55">emails</text:span> or an archive button on the Archived Mailbox. </text:p>
      <text:p text:style-name="P67"/>
      <text:p text:style-name="P31">(Flowchart, clear_email_message_viewer, Pseudocode P9)</text:p>
      <text:p text:style-name="P67"/>
      <text:p text:style-name="P71">This is taken care of by the clear_email_message_viewer process which prepares the element for the next message and shows or hides the required buttons. <text:span text:style-name="T55">As appropriate. </text:span>The archive button <text:span text:style-name="T54">for example</text:span> is only available <text:span text:style-name="T54">with</text:span>in the Inbox. </text:p>
      <text:p text:style-name="P67"/>
      <text:p text:style-name="P28">(DFD View Message, Design P5)</text:p>
      <text:p text:style-name="P28"/>
      <text:p text:style-name="P68">When it’s clicked the app looks at the dataset o<text:span text:style-name="T54">f</text:span> the message element and retrieves the email_id of the currently loaded message. The<text:span text:style-name="T54">n</text:span> a fetch is made on the API for that email_id and the archived status is set to true. The email list is then refreshed and the message viewer is cleared to default settings. </text:p>
      <text:p text:style-name="P68"/>
      <text:p text:style-name="P98">When the archive button is clicked, the email is moved from the Inbox to the Archived box and when We go there we can see it. If we click Unarchive its moved back into the Inbox.</text:p>
      <text:p text:style-name="P98"/>
      <text:p text:style-name="P68">The unarchive button is only available in the Archived messages mailbox and works the same way</text:p>
      <text:p text:style-name="P46"/>
      <text:p text:style-name="P50"/>
      <table:table table:name="Table7" table:style-name="Table7" table:template-name="Box List Red">
        <table:table-column table:style-name="Table7.A"/>
        <table:table-row table:style-name="Table7.1">
          <table:table-cell table:style-name="Table7.A1" office:value-type="string">
            <text:p text:style-name="P65">Requirement <text:span text:style-name="T37">6</text:span>: </text:p>
            <text:p text:style-name="P65"/>
            <text:p text:style-name="P62"><text:s/>Allow users to reply to an email. <text:s/></text:p>
          </table:table-cell>
        </table:table-row>
      </table:table>
      <text:p text:style-name="P51"/>
      <text:p text:style-name="P6"><text:span text:style-name="Strong_20_Emphasis">Reply</text:span>: Allow users to reply to an email. </text:p>
      <text:list text:style-name="L5">
        <text:list-item>
          <text:p text:style-name="P95">When viewing an email, the user should be presented with a “Reply” button that lets them reply to the email. </text:p>
        </text:list-item>
        <text:list-item>
          <text:p text:style-name="P95">When the user clicks the “Reply” button, they should be taken to the email composition form. </text:p>
        </text:list-item>
        <text:list-item>
          <text:p text:style-name="P95">Pre-fill the composition form with the <text:span text:style-name="Source_20_Text">recipient</text:span> field set to whoever sent the original email. </text:p>
        </text:list-item>
        <text:list-item>
          <text:p text:style-name="P95">Pre-fill the <text:span text:style-name="Source_20_Text">subject</text:span> line. If the original email had a subject line of <text:span text:style-name="Source_20_Text">foo</text:span>, the new subject line should be <text:span text:style-name="Source_20_Text">Re: foo</text:span>. (If the subject line already begins with <text:span text:style-name="Source_20_Text">Re: </text:span>, no need to add it again.) </text:p>
        </text:list-item>
        <text:list-item>
          <text:p text:style-name="P96">Pre-fill the <text:span text:style-name="Source_20_Text">body</text:span> of the email with a line like <text:span text:style-name="Source_20_Text">"On Jan 1 2020, 12:00 AM foo@example.com wrote:"</text:span> followed by the original text of the email. </text:p>
        </text:list-item>
      </text:list>
      <text:p text:style-name="P69"/>
      <text:p text:style-name="P69">The reply button <text:span text:style-name="T54">allows users to reply to messages and </text:span>is <text:span text:style-name="T38">only </text:span>available on the Inbox and Archived mailboxes</text:p>
      <text:p text:style-name="P69"/>
      <text:p text:style-name="P75">When replying to a message, the data that we need about the email is already stored in the DOM, so we don’t need to Fetch it from the API. Its generally much faster to read data from the client side than it is to perform a server request so all we need to do, <text:span text:style-name="T56">is </text:span>capture the contents of the elements that hold the data. <text:span text:style-name="T56">Clean it</text:span> of the html formatting and <text:span text:style-name="T39">the</text:span> compose mail <text:span text:style-name="T56">function can be called with the clean data.</text:span></text:p>
      <text:p text:style-name="P74"/>
      <text:p text:style-name="P32">(Pseudocode, reply_2_email, P16)</text:p>
      <text:p text:style-name="P74"/>
      <text:p text:style-name="P76">The compose mail <text:span text:style-name="T56">function</text:span> will then prefill the form with the supplied data.</text:p>
      <text:p text:style-name="P76"/>
      <text:p text:style-name="P77"/>
      <text:p text:style-name="P13">Wrappin it Up</text:p>
      <text:p text:style-name="P69"/>
      <text:p text:style-name="P69"/>
      <text:p text:style-name="P78">So we’ve covered, Single Page Applications, Sending Mail, Vising different Mailboxes, Viewing Emails, Archiving and Unarching <text:span text:style-name="T44">messages </text:span>and <text:span text:style-name="T44">finally </text:span>Replying to messages. Thus here endeth the walkthrough.</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Box_20_List_20_Red.1" style:display-name="Box List Red.1"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2" style:display-name="Box List Red.2"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3" style:display-name="Box List Red.3" style:family="table-cell" style:data-style-name="N10100">
      <style:table-cell-properties fo:border-left="0.74pt solid #ce181e"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4" style:display-name="Box List Red.4" style:family="table-cell" style:data-style-name="N10000">
      <style:table-cell-properties fo:border-right="0.74pt solid #ce181e"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5" style:display-name="Box List Red.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6" style:display-name="Box List Red.6" style:family="table-cell" style:data-style-name="N10100">
      <style:table-cell-properties fo:background-color="#dddddd" fo:border-left="0.74pt solid #ce181e"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7" style:display-name="Box List Red.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8" style:display-name="Box List Red.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9" style:display-name="Box List Red.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10" style:display-name="Box List Red.10" style:family="table-cell" style:data-style-name="N10000">
      <style:table-cell-properties fo:background-color="#dddddd" fo:border-right="0.74pt solid #ce181e"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11" style:display-name="Box List Red.11" style:family="table-cell" style:data-style-name="N10100">
      <style:table-cell-properties fo:background-color="#ce181e" fo:border-lef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2" style:display-name="Box List Red.12" style:family="table-cell" style:data-style-name="N10100">
      <style:table-cell-properties fo:background-color="#ce181e" fo:border-righ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3" style:display-name="Box List Red.13" style:family="table-cell" style:data-style-name="N10100">
      <style:table-cell-properties fo:background-color="#fcd3c1" fo:border-lef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4" style:display-name="Box List Red.14" style:family="table-cell" style:data-style-name="N10000">
      <style:table-cell-properties fo:background-color="#fcd3c1" fo:border-righ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5" style:display-name="Box List Red.15"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6" style:display-name="Box List Red.16"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3T10:23:58.091466620</meta:creation-date>
    <dc:date>2023-09-08T17:10:26.499481264</dc:date>
    <meta:editing-duration>P1DT15H43M44S</meta:editing-duration>
    <meta:editing-cycles>54</meta:editing-cycles>
    <meta:generator>LibreOffice/7.5.5.2$Linux_X86_64 LibreOffice_project/ca8fe7424262805f223b9a2334bc7181abbcbf5e</meta:generator>
    <meta:print-date>2023-09-07T21:45:43.534207873</meta:print-date>
    <meta:document-statistic meta:table-count="7" meta:image-count="0" meta:object-count="0" meta:page-count="8" meta:paragraph-count="106" meta:word-count="1912" meta:character-count="11413" meta:non-whitespace-character-count="9558"/>
  </office:meta>
</office:document-meta>
</file>